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7:39:34.604254705</meta:creation-date>
    <dc:date>2016-09-05T17:41:42.913278280</dc:date>
    <meta:editing-duration>PT2M8S</meta:editing-duration>
    <meta:editing-cycles>3</meta:editing-cycles>
    <meta:generator>LibreOffice/5.1.4.2$Linux_X86_64 LibreOffice_project/10m0$Build-2</meta:generator>
    <meta:document-statistic meta:table-count="1" meta:cell-count="24576" meta:object-count="0"/>
  </office:meta>
</office:document-meta>
</file>